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7f0055" loext:opacity="100%" fo:font-weight="bold" style:font-weight-asian="bold"/>
    </style:style>
    <style:style style:name="T3" style:family="text">
      <style:text-properties fo:color="#000000" loext:opacity="100%" style:font-name="Monospace" fo:font-size="10pt" style:font-size-asian="10pt"/>
    </style:style>
    <style:style style:name="T4" style:family="text">
      <style:text-properties fo:color="#6a3e3e" loext:opacity="100%" style:font-name="Monospace" fo:font-size="10pt" style:font-size-asian="10pt"/>
    </style:style>
    <style:style style:name="T5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6" style:family="text">
      <style:text-properties fo:color="#0000c0" loext:opacity="100%" style:font-name="Monospace" fo:font-size="10pt" style:font-size-asian="10pt"/>
    </style:style>
    <style:style style:name="T7" style:family="text">
      <style:text-properties fo:color="#2a00ff" loext:opacity="100%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text:span text:style-name="T1">public</text:span><text:span text:style-name="T3"> </text:span><text:span text:style-name="T1">class</text:span><text:span text:style-name="T3"> Ejercicio3_2 {</text:span></text:p>
      <text:p text:style-name="P2"/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4">args</text:span><text:span text:style-name="T3">) {</text:span></text:p>
      <text:p text:style-name="P3"><text:s text:c="8"/></text:p>
      <text:p text:style-name="P1"><text:span text:style-name="T3"><text:s text:c="8"/>System.</text:span><text:span text:style-name="T5">out</text:span><text:span text:style-name="T3">.println (</text:span><text:span text:style-name="T7">"Ejercicio 2:"</text:span><text:span text:style-name="T3">);</text:span></text:p>
      <text:p text:style-name="P3"><text:s text:c="8"/></text:p>
      <text:p text:style-name="P1"><text:span text:style-name="T3"><text:s text:c="8"/>String </text:span><text:span text:style-name="T4">otraOpcion</text:span><text:span text:style-name="T3"> = </text:span><text:span text:style-name="T7">"estoy muy bien"</text:span><text:span text:style-name="T3">;</text:span></text:p>
      <text:p text:style-name="P1"><text:span text:style-name="T3"><text:s text:c="8"/>System.</text:span><text:span text:style-name="T5">out</text:span><text:span text:style-name="T3">.println (</text:span><text:span text:style-name="T4">otraOpcion</text:span><text:span text:style-name="T3">);</text:span></text:p>
      <text:p text:style-name="P3"><text:s text:c="8"/></text:p>
      <text:p text:style-name="P1"><text:span text:style-name="T3"><text:s text:c="8"/></text:span><text:span text:style-name="T1">char</text:span><text:span text:style-name="T3"> </text:span><text:span text:style-name="T4">caracTeres</text:span><text:span text:style-name="T3"> [] = </text:span><text:span text:style-name="T4">otraOpcion</text:span><text:span text:style-name="T3">.toCharArray();</text:span></text:p>
      <text:p text:style-name="P1"><text:span text:style-name="T3"><text:s text:c="8"/></text:span><text:span text:style-name="T1">int</text:span><text:span text:style-name="T3"> </text:span><text:span text:style-name="T4">caracTeresCod</text:span><text:span text:style-name="T3"> [] = </text:span><text:span text:style-name="T1">new</text:span><text:span text:style-name="T3"> </text:span><text:span text:style-name="T1">int</text:span><text:span text:style-name="T3"> [14];</text:span></text:p>
      <text:p text:style-name="P1"><text:span text:style-name="T3"><text:s text:c="8"/></text:span><text:span text:style-name="T1">int</text:span><text:span text:style-name="T3"> </text:span><text:span text:style-name="T4">valorAscii</text:span><text:span text:style-name="T3"> = </text:span><text:span text:style-name="T7">'a'</text:span><text:span text:style-name="T3">;</text:span></text:p>
      <text:p text:style-name="P1"><text:span text:style-name="T3"><text:s text:c="8"/></text:span><text:span text:style-name="T1">char</text:span><text:span text:style-name="T3"> </text:span><text:span text:style-name="T4">leTra</text:span><text:span text:style-name="T3"> = (</text:span><text:span text:style-name="T1">char</text:span><text:span text:style-name="T3">)</text:span><text:span text:style-name="T4">valorAscii</text:span><text:span text:style-name="T3">;</text:span></text:p>
      <text:p text:style-name="P3"><text:s text:c="8"/></text:p>
      <text:p text:style-name="P1"><text:span text:style-name="T3"><text:s text:c="8"/>System.</text:span><text:span text:style-name="T5">out</text:span><text:span text:style-name="T3">.println(</text:span><text:span text:style-name="T7">"Mensaje codificado:"</text:span><text:span text:style-name="T3">);</text:span></text:p>
      <text:p text:style-name="P3"><text:s text:c="8"/></text:p>
      <text:p text:style-name="P1"><text:span text:style-name="T3"><text:s text:c="8"/></text:span><text:span text:style-name="T1">for</text:span><text:span text:style-name="T3"> (</text:span><text:span text:style-name="T1">int</text:span><text:span text:style-name="T3"> </text:span><text:span text:style-name="T4">i</text:span><text:span text:style-name="T3"> = 0; </text:span><text:span text:style-name="T4">i</text:span><text:span text:style-name="T3"> &lt; </text:span><text:span text:style-name="T4">caracTeres</text:span><text:span text:style-name="T3">.</text:span><text:span text:style-name="T6">length</text:span><text:span text:style-name="T3">; </text:span><text:span text:style-name="T4">i</text:span><text:span text:style-name="T3">++) {</text:span></text:p>
      <text:p text:style-name="P1"><text:span text:style-name="T3"><text:s text:c="8"/><text:tab/></text:span><text:span text:style-name="T4">valorAscii</text:span><text:span text:style-name="T3"> = </text:span><text:span text:style-name="T4">caracTeres</text:span><text:span text:style-name="T3"> [</text:span><text:span text:style-name="T4">i</text:span><text:span text:style-name="T3">];</text:span></text:p>
      <text:p text:style-name="P1"><text:span text:style-name="T3"><text:s text:c="8"/><text:tab/></text:span><text:span text:style-name="T4">caracTeresCod</text:span><text:span text:style-name="T3"> [</text:span><text:span text:style-name="T4">i</text:span><text:span text:style-name="T3">] = </text:span><text:span text:style-name="T4">valorAscii</text:span><text:span text:style-name="T3"> + 3;</text:span></text:p>
      <text:p text:style-name="P1"><text:span text:style-name="T3"><text:s text:c="8"/><text:tab/>System.</text:span><text:span text:style-name="T5">out</text:span><text:span text:style-name="T3">.println(</text:span><text:span text:style-name="T4">caracTeresCod</text:span><text:span text:style-name="T3">[</text:span><text:span text:style-name="T4">i</text:span><text:span text:style-name="T3">]);</text:span></text:p>
      <text:p text:style-name="P3"><text:s text:c="8"/>}</text:p>
      <text:p text:style-name="P3"><text:s text:c="8"/></text:p>
      <text:p text:style-name="P1"><text:span text:style-name="T3"><text:s text:c="8"/>System.</text:span><text:span text:style-name="T5">out</text:span><text:span text:style-name="T3">.println(</text:span><text:span text:style-name="T7">"Mensaje descodificado:"</text:span><text:span text:style-name="T3">);</text:span></text:p>
      <text:p text:style-name="P3"><text:s text:c="8"/></text:p>
      <text:p text:style-name="P1"><text:span text:style-name="T3"><text:s text:c="8"/></text:span><text:span text:style-name="T1">for</text:span><text:span text:style-name="T3"> (</text:span><text:span text:style-name="T1">int</text:span><text:span text:style-name="T3"> </text:span><text:span text:style-name="T4">i</text:span><text:span text:style-name="T3"> = 0; </text:span><text:span text:style-name="T4">i</text:span><text:span text:style-name="T3"> &lt; </text:span><text:span text:style-name="T4">caracTeresCod</text:span><text:span text:style-name="T3">.</text:span><text:span text:style-name="T6">length</text:span><text:span text:style-name="T3">; </text:span><text:span text:style-name="T4">i</text:span><text:span text:style-name="T3">++) {</text:span></text:p>
      <text:p text:style-name="P1"><text:span text:style-name="T3"><text:s text:c="8"/><text:tab/></text:span><text:span text:style-name="T4">valorAscii</text:span><text:span text:style-name="T3"> = </text:span><text:span text:style-name="T4">caracTeresCod</text:span><text:span text:style-name="T3"> [</text:span><text:span text:style-name="T4">i</text:span><text:span text:style-name="T3">];</text:span></text:p>
      <text:p text:style-name="P1"><text:span text:style-name="T3"><text:s text:c="8"/><text:tab/></text:span><text:span text:style-name="T4">valorAscii</text:span><text:span text:style-name="T3"> = </text:span><text:span text:style-name="T4">valorAscii</text:span><text:span text:style-name="T3"> - 3;</text:span></text:p>
      <text:p text:style-name="P1"><text:span text:style-name="T3"><text:s text:c="8"/><text:tab/></text:span><text:span text:style-name="T4">leTra</text:span><text:span text:style-name="T3"> = (</text:span><text:span text:style-name="T1">char</text:span><text:span text:style-name="T3">)</text:span><text:span text:style-name="T4">valorAscii</text:span><text:span text:style-name="T3">; <text:s text:c="6"/><text:tab/></text:span></text:p>
      <text:p text:style-name="P1"><text:span text:style-name="T3"><text:s text:c="8"/><text:tab/>System.</text:span><text:span text:style-name="T5">out</text:span><text:span text:style-name="T3">.println(</text:span><text:span text:style-name="T4">leTra</text:span><text:span text:style-name="T3">);</text:span></text:p>
      <text:p text:style-name="P3"><text:s text:c="8"/>} <text:s/><text:tab/></text:p>
      <text:p text:style-name="P3"><text:s text:c="8"/></text:p>
      <text:p text:style-name="P3"><text:tab/>}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6:00:11.259894999</meta:creation-date>
    <dc:date>2023-03-12T10:25:06.224508770</dc:date>
    <meta:editing-duration>PT4M54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32" meta:word-count="93" meta:character-count="943" meta:non-whitespace-character-count="630"/>
  </office:meta>
</office:document-meta>
</file>